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50d8ee3" officeooo:paragraph-rsid="050d8ee3"/>
    </style:style>
    <style:style style:name="P4" style:family="paragraph" style:parent-style-name="Text_20_body">
      <style:text-properties officeooo:rsid="050ffdd2" officeooo:paragraph-rsid="050ffdd2"/>
    </style:style>
    <style:style style:name="P5" style:family="paragraph" style:parent-style-name="Text_20_body">
      <style:text-properties officeooo:rsid="05139ee2" officeooo:paragraph-rsid="053a82b3"/>
    </style:style>
    <style:style style:name="P6" style:family="paragraph" style:parent-style-name="Text_20_body">
      <style:text-properties officeooo:rsid="0516726b" officeooo:paragraph-rsid="053a82b3"/>
    </style:style>
    <style:style style:name="P7" style:family="paragraph" style:parent-style-name="Text_20_body">
      <style:text-properties officeooo:rsid="051857fb" officeooo:paragraph-rsid="053a82b3"/>
    </style:style>
    <style:style style:name="P8" style:family="paragraph" style:parent-style-name="Text_20_body">
      <style:text-properties officeooo:rsid="054277b2" officeooo:paragraph-rsid="05510f7d"/>
    </style:style>
    <style:style style:name="P9" style:family="paragraph" style:parent-style-name="Text_20_body">
      <style:text-properties officeooo:rsid="054704fb" officeooo:paragraph-rsid="054704fb"/>
    </style:style>
    <style:style style:name="P10" style:family="paragraph" style:parent-style-name="Text_20_body">
      <style:text-properties officeooo:rsid="05470a17" officeooo:paragraph-rsid="05470a17"/>
    </style:style>
    <style:style style:name="P11" style:family="paragraph" style:parent-style-name="Text_20_body">
      <style:text-properties officeooo:paragraph-rsid="054dfa2d"/>
    </style:style>
    <style:style style:name="P12" style:family="paragraph" style:parent-style-name="Text_20_body">
      <style:text-properties officeooo:paragraph-rsid="05503bc2"/>
    </style:style>
    <style:style style:name="P13" style:family="paragraph" style:parent-style-name="Text_20_body">
      <style:text-properties officeooo:rsid="0550dfd7" officeooo:paragraph-rsid="0550dfd7"/>
    </style:style>
    <style:style style:name="P14" style:family="paragraph" style:parent-style-name="Text_20_body">
      <style:text-properties officeooo:rsid="055468c3" officeooo:paragraph-rsid="055468c3"/>
    </style:style>
    <style:style style:name="P15" style:family="paragraph" style:parent-style-name="Heading_20_2">
      <style:text-properties officeooo:paragraph-rsid="05304cb4"/>
    </style:style>
    <style:style style:name="P16" style:family="paragraph" style:parent-style-name="Heading_20_2">
      <style:text-properties officeooo:paragraph-rsid="053a82b3"/>
    </style:style>
    <style:style style:name="P17" style:family="paragraph" style:parent-style-name="Heading_20_2">
      <style:text-properties officeooo:paragraph-rsid="05510f7d"/>
    </style:style>
    <style:style style:name="P18" style:family="paragraph" style:parent-style-name="Text_20_body">
      <style:paragraph-properties fo:text-align="start" style:justify-single-word="false" style:writing-mode="lr-tb"/>
      <style:text-properties fo:font-style="italic" officeooo:rsid="051857fb" officeooo:paragraph-rsid="053a82b3" style:font-style-asian="italic" style:font-style-complex="italic"/>
    </style:style>
    <style:style style:name="P19" style:family="paragraph" style:parent-style-name="Text_20_body">
      <style:paragraph-properties fo:text-align="end" style:justify-single-word="false" style:writing-mode="rl-tb"/>
      <style:text-properties style:text-position="0% 100%" officeooo:rsid="051fec76" officeooo:paragraph-rsid="053a82b3"/>
    </style:style>
    <style:style style:name="P20" style:family="paragraph" style:parent-style-name="Text_20_body">
      <style:paragraph-properties fo:text-align="end" style:justify-single-word="false" style:writing-mode="rl-tb"/>
      <style:text-properties officeooo:rsid="051fec76" officeooo:paragraph-rsid="053a82b3"/>
    </style:style>
    <style:style style:name="P21" style:family="paragraph" style:parent-style-name="Heading_20_2">
      <style:paragraph-properties fo:text-align="end" style:justify-single-word="false" style:writing-mode="rl-tb"/>
      <style:text-properties officeooo:rsid="052623dc" officeooo:paragraph-rsid="0544d18e"/>
    </style:style>
    <style:style style:name="P22" style:family="paragraph" style:parent-style-name="Heading_20_2">
      <style:paragraph-properties fo:text-align="end" style:justify-single-word="false" style:writing-mode="rl-tb"/>
      <style:text-properties officeooo:rsid="052623dc" officeooo:paragraph-rsid="05470a17"/>
    </style:style>
    <style:style style:name="P23" style:family="paragraph" style:parent-style-name="Heading_20_2">
      <style:paragraph-properties fo:text-align="end" style:justify-single-word="false" style:writing-mode="rl-tb"/>
      <style:text-properties officeooo:rsid="052623dc" officeooo:paragraph-rsid="05510f7d"/>
    </style:style>
    <style:style style:name="P24" style:family="paragraph" style:parent-style-name="Heading_20_2">
      <style:paragraph-properties fo:text-align="end" style:justify-single-word="false" style:writing-mode="rl-tb"/>
      <style:text-properties officeooo:rsid="054277b2" officeooo:paragraph-rsid="054277b2"/>
    </style:style>
    <style:style style:name="P25" style:family="paragraph" style:parent-style-name="Text_20_body">
      <style:paragraph-properties fo:line-height="100%"/>
      <style:text-properties officeooo:rsid="04af6545" officeooo:paragraph-rsid="04af6545"/>
    </style:style>
    <style:style style:name="P26" style:family="paragraph" style:parent-style-name="Text_20_body">
      <style:text-properties officeooo:rsid="0545154d" officeooo:paragraph-rsid="0544d18e"/>
    </style:style>
    <style:style style:name="P27" style:family="paragraph" style:parent-style-name="Text_20_body">
      <style:text-properties officeooo:rsid="055468c3"/>
    </style:style>
    <style:style style:name="P28" style:family="paragraph" style:parent-style-name="Text_20_body">
      <style:text-properties officeooo:rsid="054b5b05" officeooo:paragraph-rsid="05567c64"/>
    </style:style>
    <style:style style:name="P29" style:family="paragraph" style:parent-style-name="Text_20_body">
      <style:text-properties officeooo:rsid="054b5b05" officeooo:paragraph-rsid="0558ce7b"/>
    </style:style>
    <style:style style:name="P30" style:family="paragraph" style:parent-style-name="Text_20_body">
      <style:text-properties officeooo:rsid="05470a17" officeooo:paragraph-rsid="05470a17"/>
    </style:style>
    <style:style style:name="P31" style:family="paragraph" style:parent-style-name="Text_20_body">
      <style:text-properties officeooo:paragraph-rsid="0557373f"/>
    </style:style>
    <style:style style:name="P32" style:family="paragraph" style:parent-style-name="Text_20_body">
      <style:text-properties officeooo:rsid="0558ce7b" officeooo:paragraph-rsid="0558ce7b"/>
    </style:style>
    <style:style style:name="P33" style:family="paragraph" style:parent-style-name="Text_20_body">
      <style:text-properties officeooo:rsid="0560e502" officeooo:paragraph-rsid="0560e502"/>
    </style:style>
    <style:style style:name="P34" style:family="paragraph" style:parent-style-name="Heading_20_2">
      <style:paragraph-properties fo:text-align="end" style:justify-single-word="false" style:writing-mode="rl-tb"/>
      <style:text-properties officeooo:rsid="052623dc" officeooo:paragraph-rsid="05567c64"/>
    </style:style>
    <style:style style:name="P35" style:family="paragraph" style:parent-style-name="Heading_20_1">
      <style:paragraph-properties fo:line-height="100%"/>
      <style:text-properties officeooo:rsid="04af6545" officeooo:paragraph-rsid="04af6545"/>
    </style:style>
    <style:style style:name="T1" style:family="text">
      <style:text-properties officeooo:rsid="050ffdd2"/>
    </style:style>
    <style:style style:name="T2" style:family="text">
      <style:text-properties officeooo:rsid="05139ee2"/>
    </style:style>
    <style:style style:name="T3" style:family="text">
      <style:text-properties officeooo:rsid="05154d8d"/>
    </style:style>
    <style:style style:name="T4" style:family="text">
      <style:text-properties officeooo:rsid="05180aee"/>
    </style:style>
    <style:style style:name="T5" style:family="text">
      <style:text-properties style:text-position="sub 58%"/>
    </style:style>
    <style:style style:name="T6" style:family="text">
      <style:text-properties style:text-position="sub 58%" fo:font-style="italic" style:font-style-asian="italic" style:font-style-complex="italic"/>
    </style:style>
    <style:style style:name="T7" style:family="text">
      <style:text-properties style:text-position="sub 58%" fo:font-style="italic" officeooo:rsid="051fec76" style:font-style-asian="italic" style:font-style-complex="italic"/>
    </style:style>
    <style:style style:name="T8" style:family="text">
      <style:text-properties style:text-position="sub 58%" officeooo:rsid="051fec76"/>
    </style:style>
    <style:style style:name="T9" style:family="text">
      <style:text-properties style:text-position="sub 58%" officeooo:rsid="052623dc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style="italic" style:font-style-asian="italic" style:font-style-complex="italic"/>
    </style:style>
    <style:style style:name="T12" style:family="text">
      <style:text-properties style:text-position="0% 100%" officeooo:rsid="0518a5f0"/>
    </style:style>
    <style:style style:name="T13" style:family="text">
      <style:text-properties style:text-position="0% 100%" officeooo:rsid="052623dc"/>
    </style:style>
    <style:style style:name="T14" style:family="text">
      <style:text-properties style:text-position="0% 100%" officeooo:rsid="0526c858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officeooo:rsid="051fec76" style:font-style-asian="italic" style:font-style-complex="italic"/>
    </style:style>
    <style:style style:name="T17" style:family="text">
      <style:text-properties officeooo:rsid="0518a5f0"/>
    </style:style>
    <style:style style:name="T18" style:family="text">
      <style:text-properties officeooo:rsid="051a13ce"/>
    </style:style>
    <style:style style:name="T19" style:family="text">
      <style:text-properties officeooo:rsid="051b183d"/>
    </style:style>
    <style:style style:name="T20" style:family="text">
      <style:text-properties officeooo:rsid="051fec76"/>
    </style:style>
    <style:style style:name="T21" style:family="text">
      <style:text-properties fo:font-size="10pt" officeooo:rsid="05139ee2" style:font-size-asian="10pt" style:font-size-complex="10pt"/>
    </style:style>
    <style:style style:name="T22" style:family="text">
      <style:text-properties officeooo:rsid="05226f8d"/>
    </style:style>
    <style:style style:name="T23" style:family="text">
      <style:text-properties officeooo:rsid="052c9289"/>
    </style:style>
    <style:style style:name="T24" style:family="text">
      <style:text-properties officeooo:rsid="054740c5"/>
    </style:style>
    <style:style style:name="T25" style:family="text">
      <style:text-properties officeooo:rsid="053d3269"/>
    </style:style>
    <style:style style:name="T26" style:family="text">
      <style:text-properties officeooo:rsid="054277b2"/>
    </style:style>
    <style:style style:name="T27" style:family="text">
      <style:text-properties officeooo:rsid="05470a17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officeooo:rsid="054745e0"/>
    </style:style>
    <style:style style:name="T30" style:family="text">
      <style:text-properties officeooo:rsid="054b5b05"/>
    </style:style>
    <style:style style:name="T31" style:family="text">
      <style:text-properties officeooo:rsid="054bc636"/>
    </style:style>
    <style:style style:name="T32" style:family="text">
      <style:text-properties style:text-position="super 58%" officeooo:rsid="054bc636"/>
    </style:style>
    <style:style style:name="T33" style:family="text">
      <style:text-properties officeooo:rsid="054c25e1"/>
    </style:style>
    <style:style style:name="T34" style:family="text">
      <style:text-properties officeooo:rsid="0550dfd7"/>
    </style:style>
    <style:style style:name="T35" style:family="text">
      <style:text-properties officeooo:rsid="052ad1a0"/>
    </style:style>
    <style:style style:name="T36" style:family="text">
      <style:text-properties officeooo:rsid="05510f7d"/>
    </style:style>
    <style:style style:name="T37" style:family="text">
      <style:text-properties officeooo:rsid="0551bb9c"/>
    </style:style>
    <style:style style:name="T38" style:family="text">
      <style:text-properties officeooo:rsid="055468c3"/>
    </style:style>
    <style:style style:name="T39" style:family="text">
      <style:text-properties officeooo:rsid="05567c64"/>
    </style:style>
    <style:style style:name="T40" style:family="text">
      <style:text-properties officeooo:rsid="0557373f"/>
    </style:style>
    <style:style style:name="T41" style:family="text">
      <style:text-properties officeooo:rsid="0558ce7b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<text:span text:style-name="T22">מטלה</text:span> <text:span text:style-name="T23">4 - מכרזי וק"ג, פירסום, מיירסון, מיקסום רווח</text:span></text:h>
      <text:p text:style-name="P25">יש לענות על שאלה אחת לבחירתכם. הגשה בזוגות, עד תחילת ההרצאה הבאה.</text:p>
      <text:p text:style-name="Heading_20_2">שאלה <text:span text:style-name="T34">1</text:span>: <text:span text:style-name="T24">שוק דו-צדדי</text:span></text:p>
      <text:p text:style-name="P3">לשוק מכוניות משומשות מגיעים n מוכרים ו-m קונים. כל מוכר מביא מכונית אחת. כל קונה מעוניין במכונית אחת.<text:span text:style-name="T1"> כל המכוניות זהות. כל מוכר מייחס למכונית שלו ערך אחר. כל קונה מייחס למכונית שלו ערך אחר.</text:span></text:p>
      <text:p text:style-name="P4">א. הסבירו מה בדיוק יעשה מנגנון וק"ג בשוק זה? מי ימכור וכמה כסף יקבל? מי יקנה וכמה כסף יקבל?</text:p>
      <text:p text:style-name="P4">ב. הוכיחו, שאם הממשלה תנסה לארגן שוק כזה בעזרת מנגנון וק"ג, היא תיכנס לגירעון.</text:p>
      <text:p text:style-name="P15">שאלה <text:span text:style-name="T34">2</text:span>: <text:span text:style-name="T24">מצבים מוזרים</text:span></text:p>
      <text:p text:style-name="P11">א. <text:span text:style-name="T18">תנו דוגמה למצב שבו מנגנון וק"ג, הממקסם את סכום הערכים, גובה ממישהו תשלום גבוה יותר מהערך שהוא מקבל (כך שהתועלת נטו של המשתתף היא שלילית). <text:s/>רמז :http://www.cs.ubc.ca/~cs532l/gt2/slides/10-5.pdf</text:span></text:p>
      <text:p text:style-name="P12">ב. <text:span text:style-name="T19">תנו דוגמה למצב שבו מנגנון וק"ג גובה ממישהו תשלום שלילי (כלומר המנגנון משלם כסף למישהו).</text:span></text:p>
      <text:p text:style-name="P13">ג. <text:span text:style-name="T35">נניח שאתם משתמשים במנגנון וק"ג כדי לבחור מסעדה לבילוי משפחתי. כל אחד מהמשתתפים משלם סכום-כסף מסויים (0 או יותר, בהתאם להעדפות). בקופת המשפחה הצטבר סכום-כסף מסויים. <text:s/>הוכיחו, שאם תבחרו לחלק את הכסף שווה בשווה בין בני המשפחה, המנגנון המתקבל כבר לא אמיתי.</text:span></text:p>
      <text:p text:style-name="P16">שאלה<text:span text:style-name="T25"> 3</text:span>: <text:span text:style-name="T2">מכרזי פירסום - VCG לעומת GSP</text:span></text:p>
      <text:p text:style-name="P5">הוכיחו, שהתשלום שמשלם מפרסם במכרז VCG כשהוא מכריז את ערכו האמיתי, תמיד קטן או שווה מהתשלום שישלם במכרז GSP <text:s/>כשהוא מכריז את ערכו האמיתי.<text:span text:style-name="T3"> </text:span></text:p>
      <text:p text:style-name="P23">שאלה<text:span text:style-name="T25"> 4</text:span>: <text:span text:style-name="T26">הפיכת אלגוריתם למנגנון</text:span></text:p>
      <text:p text:style-name="P8">מיצאו אלגוריתם נוסף שאתם מכירים, שאפשר להפוך אותו למנגנון. תארו את הקלט למנגנון, את הערכים של המשתתפים, את כלל-הבחירה ואת כלל-התשלום.</text:p>
      <text:p text:style-name="P17">שאלה <text:span text:style-name="T36">5</text:span>: <text:span text:style-name="T2">מכרזי פירסום - איכות המודעה</text:span><text:span text:style-name="T21"> (הקורס של טים, תרגילים 32, 34)</text:span><text:span text:style-name="T2">.</text:span></text:p>
      <text:p text:style-name="P6">בשיעור הנחנו<text:span text:style-name="T4">,</text:span> <text:span text:style-name="T4">שהסתברות ההקלקה על מודעה מסויימת תלויה רק במיקום שלה ולא במודעה. במציאות, הסתברות ההקלקה על מודעה תלויה גם במיקום וגם במודעה עצמה.</text:span></text:p>
      <text:p text:style-name="P7"><text:span text:style-name="T20">א. </text:span>נניח <text:span text:style-name="T17">שלכל </text:span>מודעה <text:span text:style-name="T15">j</text:span> יש מקדם איכות <text:span text:style-name="T15">q</text:span><text:span text:style-name="T6">j</text:span><text:span text:style-name="T5">, <text:s/></text:span><text:span text:style-name="T10">והסתברות ההקלקה </text:span><text:span text:style-name="T12">כש</text:span><text:span text:style-name="T10">שמים אותה במקום </text:span><text:span text:style-name="T11">k</text:span><text:span text:style-name="T10"> היא:</text:span></text:p>
      <text:p text:style-name="P18"><text:span text:style-name="T10">r</text:span><text:span text:style-name="T8">j,</text:span><text:span text:style-name="T5">k</text:span><text:span text:style-name="T9"> </text:span><text:span text:style-name="T13"><text:s/>= </text:span><text:span text:style-name="T10">r</text:span><text:span text:style-name="T5">k</text:span><text:span text:style-name="T10">*q</text:span><text:span text:style-name="T5">j</text:span></text:p>
      <text:p text:style-name="P19">תארו אלגוריתם חמדני המשבץ מודעות למיקומים וממקסם את סכום הערכים.</text:p>
      <text:p text:style-name="P7"><text:span text:style-name="T20">ב. נניח שלכל מודעה </text:span><text:span text:style-name="T16">j</text:span><text:span text:style-name="T20"> ומיקום </text:span><text:span text:style-name="T16">k</text:span><text:span text:style-name="T20"> יש הסתברות הקלקה כללית (לא דווקא ליניארית): <text:s text:c="5"/></text:span><text:span text:style-name="T11">r</text:span><text:span text:style-name="T7">j,</text:span><text:span text:style-name="T6">k</text:span></text:p>
      <text:p text:style-name="P20"><text:soft-page-break/><text:span text:style-name="T14">הראו דוגמה שבה </text:span><text:span text:style-name="T10">האלגוריתם החמדני לא עובד </text:span><text:span text:style-name="T14">(</text:span><text:span text:style-name="T10">לא מוצא שיבוץ הממקסם את סכום הערכים</text:span><text:span text:style-name="T14">).</text:span></text:p>
      <text:p text:style-name="P24"/>
      <text:p text:style-name="P21">שאלה<text:span text:style-name="T25"> 6</text:span>: <text:span text:style-name="T36">מיקסום רווח עם ברירת-מחדל</text:span></text:p>
      <text:p text:style-name="P26">מצאתם ברחוב ציור עתיק. בחנות יד שניה הציעו לכם עבורו X ש"ח. אתם רוצים להשיג סכום גבוה יותר ע"י מכירה לאספן עתיקות ידוע, שהערך שלו לציור מתפלג לפי פונקציה F. </text:p>
      <text:p text:style-name="P9">תארו מנגנון אמיתי הממקסם את הרווח שלכם ממכירת הציור. שימו לב - המנגנון תלוי <text:span text:style-name="T29">ב-</text:span>F וגם <text:span text:style-name="T29">ב-</text:span>X.</text:p>
      <text:p text:style-name="P22">שאלה<text:span text:style-name="T25"> 7</text:span>: <text:span text:style-name="T27">מכרז הפוך</text:span></text:p>
      <text:p text:style-name="P10">במכרז הפוך, יש כמה חברות שמוכנות לייצר חפץ מסויים. אנחנו רוצים לקנות את החפץ מאחת החברות, ולשלם עליו כמה שפחות. <text:s/>נניח שעלות-הייצור של כל חברה מתפלגת לפי פונקציה F (התפלגות זהה עבור כל החברות). תארו מנגנון אמיתי למכירת החפץ בעלות קטנה ככל האפשר.</text:p>
      <text:p text:style-name="P10"><text:span text:style-name="T28">שימו לב</text:span>: כדי <text:span text:style-name="T29">ש</text:span>השאלה<text:span text:style-name="T29"> תהיה הגיונית, צריך להוסיף לה נתון מסויים</text:span>. מהו?</text:p>
      <text:p text:style-name="P10"/>
      <text:p text:style-name="P34">שאלה<text:span text:style-name="T37">8</text:span>: <text:span text:style-name="T30">ערך וירטואלי בהתפלגות אחידה</text:span></text:p>
      <text:p text:style-name="P28">נניח שהערך של קונה מסויים מתפלג אחיד בין a ל- b<text:span text:style-name="T33"> (שני פרמטרים חיוביים).</text:span></text:p>
      <text:p text:style-name="P28">א. כיתבו ביטוי לפונקציית הערך הוירטואלי של הקונה<text:span text:style-name="T31">, r(v).</text:span></text:p>
      <text:p text:style-name="P28">ב. כיתבו ביטוי למחיר האופטימלי למכירת חפץ כלשהו לקונה זה<text:span text:style-name="T31">, r</text:span><text:span text:style-name="T32">-1</text:span><text:span text:style-name="T31">(0).</text:span></text:p>
      <text:p text:style-name="P34">שאלה<text:span text:style-name="T39">9</text:span>: <text:span text:style-name="T30">ערך וירטואלי בהתפלגות בדידה</text:span></text:p>
      <text:p text:style-name="P31"><text:span text:style-name="T40">שאלו 1000 אנשים כמה הם מוכנים לשלם על ענף של עץ סמבוק מבית-לחם הגלילית. התקבלו התשובות הבאות: <text:s text:c="2"/>50 אמרו "1". <text:s text:c="2"/>100 אמרו "2". <text:s text:c="2"/>850 אמרו "3". <text:s text:c="2"/>100 אמרו "4". <text:s text:c="3"/>50 אמרו "5".</text:span></text:p>
      <text:p text:style-name="P32">הניחו שהתשובות כנות ושהמדגם מייצג את כלל האוכלוסיה בישראל.</text:p>
      <text:p text:style-name="P29">א. כיתבו ביטוי לפונקציית הערך הוירטואלי של <text:span text:style-name="T41">קונים בישראל.</text:span></text:p>
      <text:p text:style-name="P32">ב. תארו מכרז ממקסם-רווח למכירת ענף עץ סמבוק לקונה מישראל.</text:p>
      <text:p text:style-name="P33">ג. מה תוחלת הרווח של המכרז שלכם כשיש קונה אחד? שני קונים?</text:p>
      <text:p text:style-name="Heading_20_2">שאלה <text:span text:style-name="T39">10</text:span>: <text:span text:style-name="T38">השוואת רווח בין מכרזים</text:span></text:p>
      <text:p text:style-name="P27">נתונים n קונים שהערך שלהם מתפלג אחיד בין 0 ל-100.</text:p>
      <text:p text:style-name="P14">א. במכרז ויקרי בלי מחיר מינימום, מה תוחלת הרווח של המוכר?</text:p>
      <text:p text:style-name="P14">ב. במכרז ויקרי עם מחיר המינימום האופטימלי, מה תוחלת הרווח של המוכר?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loext:contextual-spacing="false" style:line-height-at-least="0.139in" fo:text-align="start" style:justify-single-word="false" fo:text-indent="0in" style:auto-text-indent="false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08T18:32:47.185392469</dc:date>
    <meta:editing-duration>P10DT10H8M9S</meta:editing-duration>
    <meta:editing-cycles>1222</meta:editing-cycles>
    <meta:document-statistic meta:table-count="0" meta:image-count="0" meta:object-count="0" meta:page-count="2" meta:paragraph-count="43" meta:word-count="611" meta:character-count="3403" meta:non-whitespace-character-count="2811"/>
  </office:meta>
</office:document-meta>
</file>